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" style:family="paragraph" style:parent-style-name="Standard">
      <style:text-properties style:font-name="Liberation Serif" fo:font-size="12pt" fo:language="en" fo:country="GB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language="en" fo:country="GB"/>
    </style:style>
    <style:style style:name="P4" style:family="paragraph" style:parent-style-name="Standard">
      <style:text-properties fo:language="en" fo:country="GB" fo:font-weight="bold" style:font-weight-asian="bold" style:font-weight-complex="bold"/>
    </style:style>
    <style:style style:name="P5" style:family="paragraph" style:parent-style-name="Standard">
      <style:text-properties fo:language="en" fo:country="GB" fo:background-color="#ffff00"/>
    </style:style>
    <style:style style:name="P6" style:family="paragraph" style:parent-style-name="Standard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fo:language="en" fo:country="GB" fo:font-weight="bold" style:font-weight-asian="bold" style:font-weight-complex="bold"/>
    </style:style>
    <style:style style:name="P10" style:family="paragraph" style:parent-style-name="Standard">
      <style:text-properties fo:language="en" fo:country="GB" fo:font-weight="normal" style:font-weight-asian="normal" style:font-weight-complex="normal"/>
    </style:style>
    <style:style style:name="P11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GB" fo:background-color="#ffff00" loext:char-shading-value="0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language="en" fo:country="GB" fo:font-weight="normal" style:font-weight-asian="normal" style:font-weight-complex="normal"/>
    </style:style>
    <style:style style:name="T5" style:family="text">
      <style:text-properties style:text-position="super 58%" fo:language="en" fo:country="GB"/>
    </style:style>
    <style:style style:name="T6" style:family="text">
      <style:text-properties style:text-line-through-style="solid" fo:language="en" fo:country="G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ST SIMPLE VS PAST PROGRESSIVE </text:p>
      <text:p text:style-name="P1">Past simple : ~tell stories, last action</text:p>
      <text:p text:style-name="P1"><text:tab/>Yesterday, last, ago</text:p>
      <text:p text:style-name="P1">Past progressive : habitudes du passé, détails/précision d'une histoire</text:p>
      <text:p text:style-name="P2"><text:tab/>Usually, while</text:p>
      <text:p text:style-name="P2"/>
      <text:p text:style-name="P3">6.4.Put the verb into the correct form, past continuous or past simple.</text:p>
      <text:p text:style-name="Standard"><text:span text:style-name="T1">1 Jenny </text:span><text:span text:style-name="T2">was waiting</text:span><text:span text:style-name="T1"> (wait) for me when I arrived (arrive).</text:span></text:p>
      <text:p text:style-name="Standard"><text:span text:style-name="T1">2 ‘What </text:span><text:span text:style-name="T1">were you doing </text:span><text:span text:style-name="T1">(you / do) at this time yesterday?’ ‘I was asleep.’</text:span></text:p>
      <text:p text:style-name="Standard"><text:span text:style-name="T1">3 ‘ </text:span><text:span text:style-name="T1">Did you go</text:span><text:span text:style-name="T1"> (you / go) out last night?’ ‘No, I was too tired.’</text:span></text:p>
      <text:p text:style-name="Standard"><text:span text:style-name="T1">4 How fast </text:span><text:span text:style-name="T1">were you driving </text:span><text:span text:style-name="T1">(you / drive) when the accident </text:span><text:span text:style-name="T1">happened </text:span><text:span text:style-name="T1">(happen)?</text:span></text:p>
      <text:p text:style-name="Standard"><text:span text:style-name="T1">5 Sam </text:span><text:span text:style-name="T1">is taking </text:span><text:span text:style-name="T1">(take) a picture of me while I </text:span><text:span text:style-name="T1">was not looking </text:span><text:span text:style-name="T1">(not / look).</text:span></text:p>
      <text:p text:style-name="Standard"><text:span text:style-name="T1">6 We were in a very difficult position. We </text:span><text:span text:style-name="T1">did not know</text:span><text:span text:style-name="T1">(not / know) what to do, so we </text:span><text:span text:style-name="T1">did</text:span><text:span text:style-name="T1"> (do) nothing.</text:span></text:p>
      <text:p text:style-name="Standard"><text:span text:style-name="T1">7 I haven’t seen Alan for ages. When I last </text:span><text:span text:style-name="T1">saw </text:span><text:span text:style-name="T1">(see) him, he </text:span><text:span text:style-name="T1">was trying</text:span><text:span text:style-name="T1"> (try) to find a job.</text:span></text:p>
      <text:p text:style-name="Standard"><text:span text:style-name="T1">8 I </text:span><text:span text:style-name="T1">was walking </text:span><text:span text:style-name="T1">(walk) along the street when suddenly I </text:span><text:span text:style-name="T1">heared </text:span><text:span text:style-name="T1">(hear) <text:s/>something behind me. Somebody </text:span><text:span text:style-name="T1">is following </text:span><text:span text:style-name="T1">(follow) me. I was scared and I <text:s/>(start) to run.</text:span></text:p>
      <text:p text:style-name="Standard"><text:span text:style-name="T1">9 When I was young, I </text:span><text:span text:style-name="T1">wanted </text:span><text:span text:style-name="T1">(want) to be a pilot. Later I (change) my mind.</text:span></text:p>
      <text:p text:style-name="Standard"><text:span text:style-name="T1">10 Last night I (drop) a plate when I (do) the washing up. Fortunately <text:s/>it </text:span><text:span text:style-name="T1">did not break</text:span><text:span text:style-name="T1"> (not / break).</text:span></text:p>
      <text:p text:style-name="P3"/>
      <text:p text:style-name="P4">10 Put the verb into the correct form: present simple (I do), present continuous (I am doing), past simple (I did) or past continuous (I was doing).</text:p>
      <text:p text:style-name="P3">1 We can go out now. It isn’t raining (it / not / rain) any more.</text:p>
      <text:p text:style-name="P3">2 Katherine was waiting (wait) for me when I arrived (I / arrive).</text:p>
      <text:p text:style-name="Standard"><text:span text:style-name="T1">3 </text:span><text:span text:style-name="T1">I am getting </text:span><text:span text:style-name="T1">(I / get) hungry. Let’s go and have something to eat.</text:span></text:p>
      <text:p text:style-name="Standard"><text:span text:style-name="T1">4 What </text:span><text:span text:style-name="T1">do you do </text:span><text:span text:style-name="T1">(you / do) in your spare time? Do you have any hobbies?</text:span></text:p>
      <text:p text:style-name="Standard"><text:span text:style-name="T1">5 The weather was horrible when </text:span><text:span text:style-name="T1">we arrived </text:span><text:span text:style-name="T1">(we / arrive). It was cold and </text:span><text:span text:style-name="T1">raining</text:span><text:span text:style-name="T1"> (it / rain) hard.</text:span></text:p>
      <text:p text:style-name="Standard"><text:span text:style-name="T1">6 Louise usually </text:span><text:span text:style-name="T1">phones </text:span><text:span text:style-name="T1">(phone) me on Fridays, but <text:s/></text:span><text:span text:style-name="T1">she did not phone </text:span><text:span text:style-name="T1">(she / not / phone) last Friday.</text:span></text:p>
      <text:p text:style-name="Standard"><text:span text:style-name="T1">7 a: When I last saw you, </text:span><text:span text:style-name="T1">you </text:span><text:span text:style-name="T1">(you / think) of moving to a new flat.</text:span></text:p>
      <text:p text:style-name="Standard"><text:span text:style-name="T1"><text:s/>b: That’s right, but in the end </text:span><text:span text:style-name="T1">I decided</text:span><text:span text:style-name="T1"> (I / decide) to stay where I was.</text:span></text:p>
      <text:p text:style-name="Standard"><text:span text:style-name="T1">8 Why </text:span><text:span text:style-name="T1">are you looking </text:span><text:span text:style-name="T1">(you / look) at me like that? What’s the matter?</text:span></text:p>
      <text:p text:style-name="Standard"><text:span text:style-name="T1">9 It’s usually dry here at this time of the year. </text:span><text:span text:style-name="T1">It is not raining </text:span><text:span text:style-name="T1">(it / not / rain) much.</text:span></text:p>
      <text:p text:style-name="Standard"><text:span text:style-name="T1">10 I waved to Ben, but he didn’t see me. </text:span><text:span text:style-name="T1">He was not looking </text:span><text:span text:style-name="T1">(he / not / look) in my direction.</text:span></text:p>
      <text:p text:style-name="P3">11 Lisa was busy when (we / go) to see her yesterday. She had an exam today and (she / prepare) for it. <text:s/>(we / not / want) to disturb her, so (we / not / stay) very long.</text:p>
      <text:p text:style-name="Standard"><text:span text:style-name="T1">12 When I first </text:span><text:span text:style-name="T1">talled </text:span><text:span text:style-name="T1">(tell) Tom what happened, </text:span><text:span text:style-name="T1">he did not believe </text:span><text:span text:style-name="T1">(he / not / believe) me. (he / think) </text:span><text:span text:style-name="T1">He thought </text:span><text:span text:style-name="T1">that </text:span><text:span text:style-name="T1">I was joking </text:span><text:span text:style-name="T1">(I / joke).</text:span></text:p>
      <text:p text:style-name="P3"/>
      <text:p text:style-name="P4">Present VS past</text:p>
      <text:p text:style-name="P3">1.1 At first I didn’t like my job, but-------------- to enjoy it now.</text:p>
      <text:p text:style-name="Standard"><text:span text:style-name="T3">A I’m starting</text:span><text:span text:style-name="T1"> <text:s text:c="30"/>B I start</text:span></text:p>
      <text:p text:style-name="P3">1.2 I don’t understand this sentence. What----------- ?</text:p>
      <text:p text:style-name="Standard"><text:span text:style-name="T1">A does mean this word <text:s text:c="7"/></text:span><text:span text:style-name="T3">B does this word mean</text:span><text:span text:style-name="T1"> <text:s text:c="12"/>C means this word</text:span></text:p>
      <text:p text:style-name="P3">1.3 Robert ------------away two or three times a year.</text:p>
      <text:p text:style-name="Standard"><text:span text:style-name="T1">A is going usually <text:s text:c="10"/>B is usually going <text:s text:c="10"/></text:span><text:span text:style-name="T3">C usually goes</text:span><text:span text:style-name="T1"> <text:s text:c="10"/>D goes usually</text:span></text:p>
      <text:p text:style-name="P3">1.4 How -----------now? Better than before?</text:p>
      <text:p text:style-name="Standard"><text:span text:style-name="T1">A you are feeling <text:s text:c="9"/></text:span><text:span text:style-name="T3">B do you feel</text:span><text:span text:style-name="T1"> <text:s text:c="19"/></text:span><text:span text:style-name="T3">C are you feeling</text:span></text:p>
      <text:p text:style-name="P3">1.5 It was a boring weekend. ----------anything.</text:p>
      <text:p text:style-name="Standard"><text:span text:style-name="T1">A I didn’t <text:s text:c="12"/>B I don’t do <text:s text:c="16"/></text:span><text:span text:style-name="T3">C I didn’t do</text:span></text:p>
      <text:p text:style-name="P3">1.6 Matt -----------while we were having dinner.</text:p>
      <text:p text:style-name="Standard"><text:span text:style-name="T1">A phoned <text:s text:c="12"/></text:span><text:span text:style-name="T3">B was phoning</text:span><text:span text:style-name="T1"> <text:s text:c="13"/>C has phoned</text:span></text:p>
      <text:p text:style-name="P6"><text:soft-page-break/></text:p>
      <text:p text:style-name="P6">Prepositions</text:p>
      <text:p text:style-name="P3">a)IN /ON /AT <text:s/>-TIME</text:p>
      <text:p text:style-name="Standard"><text:span text:style-name="T1"><text:tab/></text:span><text:span text:style-name="T1">at + hours</text:span></text:p>
      <text:p text:style-name="Standard"><text:span text:style-name="T1"><text:tab/>on + date (on Monday, on 15</text:span><text:span text:style-name="T5">th</text:span><text:span text:style-name="T1"> November)</text:span></text:p>
      <text:p text:style-name="P3"><text:tab/>in + years, months, part of day (in the morning), duration (in two minutes)</text:p>
      <text:p text:style-name="Standard"><text:span text:style-name="T1"><text:tab/>→</text:span><text:span text:style-name="T1"> </text:span><text:span text:style-name="T6">in, on, at</text:span><text:span text:style-name="T1"> not after next, last, this</text:span></text:p>
      <text:p text:style-name="Standard"><text:span text:style-name="T1">b) at the end (of something) = at the </text:span><text:span text:style-name="T3">time</text:span><text:span text:style-name="T1"> when something ends</text:span></text:p>
      <text:p text:style-name="Standard"><text:span text:style-name="T1">c) </text:span><text:span text:style-name="T1">I</text:span><text:span text:style-name="T1">n the end </text:span><text:span text:style-name="T1">= </text:span><text:span text:style-name="T1">when we say what the final result of a situation was, </text:span><text:span text:style-name="T3">consequence</text:span><text:span text:style-name="T1"> </text:span><text:span text:style-name="T1">(~finally)</text:span></text:p>
      <text:p text:style-name="P3"/>
      <text:p text:style-name="P6">121.1 Put in at, on or in. </text:p>
      <text:p text:style-name="Standard"><text:span text:style-name="T1">1 Mozart was born in Salzburg </text:span><text:span text:style-name="T2">in</text:span><text:span text:style-name="T1"> 1756.</text:span></text:p>
      <text:p text:style-name="Standard"><text:span text:style-name="T1">2 I’ve been invited to a wedding </text:span><text:span text:style-name="T1">on </text:span><text:span text:style-name="T1">14</text:span><text:span text:style-name="T5">th</text:span><text:span text:style-name="T1"> February.</text:span></text:p>
      <text:p text:style-name="Standard"><text:span text:style-name="T1">3 Amy’s birthday is </text:span><text:span text:style-name="T1">in </text:span><text:span text:style-name="T1">May, but I don’t know which date.</text:span></text:p>
      <text:p text:style-name="Standard"><text:span text:style-name="T1">4 This park is popular and gets very busy </text:span><text:span text:style-name="T1">on/at </text:span><text:span text:style-name="T1">weekends.</text:span></text:p>
      <text:p text:style-name="Standard"><text:span text:style-name="T1">5 I haven’t seen Kate for a few days. I last saw her </text:span><text:span text:style-name="T1">(on) </text:span><text:span text:style-name="T1">Tuesday.</text:span></text:p>
      <text:p text:style-name="Standard"><text:span text:style-name="T1">6 Jonathan is 63. He’ll be retiring from his job </text:span><text:span text:style-name="T1">in</text:span><text:span text:style-name="T1"> two years.</text:span></text:p>
      <text:p text:style-name="Standard"><text:span text:style-name="T1">7 I’m busy right now. I’ll be with you </text:span><text:span text:style-name="T1">in</text:span><text:span text:style-name="T1"> a moment.</text:span></text:p>
      <text:p text:style-name="Standard"><text:span text:style-name="T1">8 Sam isn’t here </text:span><text:span text:style-name="T1">at</text:span><text:span text:style-name="T1"> the moment, but he’ll be here this afternoon.</text:span></text:p>
      <text:p text:style-name="Standard"><text:span text:style-name="T1">9 There are usually a lot of parties </text:span><text:span text:style-name="T1">on</text:span><text:span text:style-name="T1"> New Year’s Eve.</text:span></text:p>
      <text:p text:style-name="Standard"><text:span text:style-name="T1">10 I don’t like the dark. I try to avoid going out </text:span><text:span text:style-name="T1">at </text:span><text:span text:style-name="T1">night.</text:span></text:p>
      <text:p text:style-name="Standard"><text:span text:style-name="T1"><text:tab/></text:span><text:span text:style-name="T1">at night == general</text:span></text:p>
      <text:p text:style-name="Standard"><text:span text:style-name="T1">11 It rained very hard </text:span><text:span text:style-name="T1">in</text:span><text:span text:style-name="T1"> the night. Did you hear it?</text:span></text:p>
      <text:p text:style-name="Standard"><text:span text:style-name="T1">12 My car is being repaired at the garage. It will be ready </text:span><text:span text:style-name="T1">in</text:span><text:span text:style-name="T1"> two hours.</text:span></text:p>
      <text:p text:style-name="Standard"><text:span text:style-name="T1">13 The bus station was busy. A lot of buses were leaving </text:span><text:span text:style-name="T1">at </text:span><text:span text:style-name="T1">the same time.</text:span></text:p>
      <text:p text:style-name="Standard"><text:span text:style-name="T1">14 Helen and David always go out for dinner </text:span><text:span text:style-name="T1">on </text:span><text:span text:style-name="T1">their wedding anniversary.</text:span></text:p>
      <text:p text:style-name="Standard"><text:span text:style-name="T1">15 It was a short book and easy to read. I read it </text:span><text:span text:style-name="T1">on </text:span><text:span text:style-name="T1">a day.</text:span></text:p>
      <text:p text:style-name="Standard"><text:span text:style-name="T1">16 </text:span><text:span text:style-name="T1">At</text:span><text:span text:style-name="T1"> midday, the sun is at its highest point in the sky.</text:span></text:p>
      <text:p text:style-name="Standard"><text:span text:style-name="T1">17 This building is very old. It was built </text:span><text:span text:style-name="T1">in </text:span><text:span text:style-name="T1">the fifteenth century.</text:span></text:p>
      <text:p text:style-name="Standard"><text:span text:style-name="T1">18 The office is closed </text:span><text:span text:style-name="T1">on </text:span><text:span text:style-name="T1">Wednesday afternoons.</text:span></text:p>
      <text:p text:style-name="Standard"><text:span text:style-name="T1">19 In the UK many people go home to see their families </text:span><text:span text:style-name="T1">at </text:span><text:span text:style-name="T1">Christmas.</text:span></text:p>
      <text:p text:style-name="Standard"><text:span text:style-name="T1"><text:tab/></text:span><text:span text:style-name="T1">on Xmas == for one day, ~for a party</text:span></text:p>
      <text:p text:style-name="Standard"><text:span text:style-name="T1">20 My flight arrives </text:span><text:span text:style-name="T1">at</text:span><text:span text:style-name="T1"> 5 o’clock </text:span><text:span text:style-name="T1">in</text:span><text:span text:style-name="T1"> the morning.</text:span></text:p>
      <text:p text:style-name="Standard"><text:span text:style-name="T1">21 The course begins </text:span><text:span text:style-name="T1">on </text:span><text:span text:style-name="T1">7</text:span><text:span text:style-name="T5">th</text:span><text:span text:style-name="T1"> January and ends sometime </text:span><text:span text:style-name="T1">in</text:span><text:span text:style-name="T1"> April.</text:span></text:p>
      <text:p text:style-name="Standard"><text:span text:style-name="T1">22 I might not be at home </text:span><text:span text:style-name="T1">on </text:span><text:span text:style-name="T1">Tuesday morning, but I’ll be there </text:span><text:span text:style-name="T1">in </text:span><text:span text:style-name="T1">the afternoon.</text:span></text:p>
      <text:p text:style-name="P3"/>
      <text:p text:style-name="P3"/>
      <text:p text:style-name="P4">121.2 Complete the sentences. Use at, on or in + the following:</text:p>
      <text:p text:style-name="P5">the evening , about 20 minutes , <text:s/>1756 , the same time, <text:s/>the 1920s ,the moment , 21 July , 1969 <text:s/>,night, <text:s/>Saturdays , 11 seconds</text:p>
      <text:p text:style-name="Standard"><text:span text:style-name="T1">1 Mozart was born in </text:span><text:span text:style-name="T2">1756</text:span><text:span text:style-name="T1"> .</text:span></text:p>
      <text:p text:style-name="Standard"><text:span text:style-name="T1">2 If the sky is clear, you can see the stars </text:span><text:span text:style-name="T1">at night</text:span><text:span text:style-name="T1">.</text:span></text:p>
      <text:p text:style-name="Standard"><text:span text:style-name="T1">3 After working hard during the day, I like to relax </text:span><text:span text:style-name="T1">in the evening.</text:span></text:p>
      <text:p text:style-name="Standard"><text:span text:style-name="T1">4 Neil Armstrong was the first man to walk on the moon </text:span><text:span text:style-name="T1">on</text:span><text:span text:style-name="T1"> </text:span><text:span text:style-name="T1">21 July, </text:span><text:span text:style-name="T1">1969.</text:span></text:p>
      <text:p text:style-name="Standard"><text:span text:style-name="T1">5 It’s difficult to listen if everyone is speaking </text:span><text:span text:style-name="T1">at the same time.</text:span></text:p>
      <text:p text:style-name="Standard"><text:span text:style-name="T1">6 Jazz became popular in the United States </text:span><text:span text:style-name="T1">in the 1920s.</text:span></text:p>
      <text:p text:style-name="Standard"><text:span text:style-name="T1">7 I’m just going out to the shop. I’ll be back </text:span><text:span text:style-name="T1">in about 20 minutes.</text:span></text:p>
      <text:p text:style-name="Standard"><text:span text:style-name="T1">8 I don’t think we need an umbrella. It’s not raining </text:span><text:span text:style-name="T1">at the moment.</text:span></text:p>
      <text:p text:style-name="Standard"><text:span text:style-name="T1">9 Ben is a very fast runner. He can run</text:span><text:span text:style-name="T1"> in 11 seconds </text:span><text:span text:style-name="T1">100 metres . </text:span></text:p>
      <text:p text:style-name="Standard"><text:span text:style-name="T1">10 Lisa works from Monday to Friday. Sometimes she also works </text:span><text:span text:style-name="T1">(</text:span><text:span text:style-name="T1">on</text:span><text:span text:style-name="T1">)</text:span><text:span text:style-name="T1"> Saturdays.</text:span></text:p>
      <text:p text:style-name="P3"/>
      <text:p text:style-name="P3"/>
      <text:p text:style-name="P3"><text:soft-page-break/></text:p>
      <text:p text:style-name="P3"/>
      <text:p text:style-name="P7">121.3 Which is correct: a, b, or both of them?</text:p>
      <text:p text:style-name="Standard"><text:span text:style-name="T1"><text:s/>1 </text:span><text:span text:style-name="T3">a I’ll see you on Friday.</text:span></text:p>
      <text:p text:style-name="P4"><text:s/>b I’ll see you Friday.</text:p>
      <text:p text:style-name="P4"/>
      <text:p text:style-name="Standard"><text:span text:style-name="T1"><text:s/>2 </text:span><text:span text:style-name="T4">a I’ll see you on next Friday. </text:span></text:p>
      <text:p text:style-name="P4">b I’ll see you next Friday.</text:p>
      <text:p text:style-name="P3"/>
      <text:p text:style-name="Standard"><text:span text:style-name="T1"><text:s/>3 </text:span><text:span text:style-name="T3">a Paul got married in April. </text:span></text:p>
      <text:p text:style-name="P3">b Paul got married April.</text:p>
      <text:p text:style-name="P3"/>
      <text:p text:style-name="Standard"><text:span text:style-name="T1"><text:s/>4 </text:span><text:span text:style-name="T3">a I play tennis on Sunday mornings. </text:span></text:p>
      <text:p text:style-name="P4">b I play tennis Sunday mornings.</text:p>
      <text:p text:style-name="P3"/>
      <text:p text:style-name="Standard"><text:span text:style-name="T1"><text:s/>5 </text:span><text:span text:style-name="T3">a We were ill at the same time. </text:span></text:p>
      <text:p text:style-name="P3">b We were ill in the same time.</text:p>
      <text:p text:style-name="P3"/>
      <text:p text:style-name="Standard"><text:span text:style-name="T1"><text:s/>6 </text:span><text:span text:style-name="T3">a What are you doing at the weekend? </text:span></text:p>
      <text:p text:style-name="P4">b What are you doing on the weekend?</text:p>
      <text:p text:style-name="P3"/>
      <text:p text:style-name="Standard"><text:span text:style-name="T1"><text:s/>7 </text:span><text:span text:style-name="T4">a Oliver was born at 10 May 1993. </text:span></text:p>
      <text:p text:style-name="P4">b Oliver was born on 10 May 1993.</text:p>
      <text:p text:style-name="P3"/>
      <text:p text:style-name="Standard"><text:span text:style-name="T1"><text:s/>8 </text:span><text:span text:style-name="T3">a He left school last June. </text:span></text:p>
      <text:p text:style-name="P3">b He left school in last June.</text:p>
      <text:p text:style-name="P3"/>
      <text:p text:style-name="Standard"><text:span text:style-name="T1"><text:s/>9 </text:span><text:span text:style-name="T3">a Will you be here on Tuesday? </text:span></text:p>
      <text:p text:style-name="P4">b Will you be here Tuesday?</text:p>
      <text:p text:style-name="P3"/>
      <text:p text:style-name="P3">10 a I don’t like driving in night. </text:p>
      <text:p text:style-name="P4">b I don’t like driving at night.</text:p>
      <text:p text:style-name="P3"/>
      <text:p text:style-name="P6">122.5 Put in <text:s/>: at or in.</text:p>
      <text:p text:style-name="P3">1 I’m going away at the end of the month.</text:p>
      <text:p text:style-name="Standard"><text:span text:style-name="T1">2 It took Gary a long time to find work. </text:span><text:span text:style-name="T1">In</text:span><text:span text:style-name="T1"> the end he got a job as a bus driver.</text:span></text:p>
      <text:p text:style-name="Standard"><text:span text:style-name="T1">3 I couldn’t decide what to buy Amy for her birthday. I didn’t buy her anything </text:span><text:span text:style-name="T1">in </text:span><text:span text:style-name="T1">the end.</text:span></text:p>
      <text:p text:style-name="Standard"><text:span text:style-name="T1">4 I’m going away </text:span><text:span text:style-name="T1">at</text:span><text:span text:style-name="T1"> the end of this week.</text:span></text:p>
      <text:p text:style-name="Standard"><text:span text:style-name="T1">5 We waited ages for a bus. </text:span><text:span text:style-name="T1">In </text:span><text:span text:style-name="T1">the end we had to get a taxi.</text:span></text:p>
      <text:p text:style-name="Standard"><text:span text:style-name="T1">6 </text:span><text:span text:style-name="T1">At</text:span><text:span text:style-name="T1"> the end of the lesson, all the students left the classroom.</text:span></text:p>
      <text:p text:style-name="Standard"><text:span text:style-name="T1">7 We had a few problems at first, but </text:span><text:span text:style-name="T1">in</text:span><text:span text:style-name="T1"> the end everything was OK.</text:span></text:p>
      <text:p text:style-name="Standard"><text:span text:style-name="T1">8 You were in a difficult position. What did you do </text:span><text:span text:style-name="T1">in </text:span><text:span text:style-name="T1">the end?</text:span></text:p>
      <text:p text:style-name="Standard"><text:span text:style-name="T1">9 The journey took a very long time, but we got there </text:span><text:span text:style-name="T1">in </text:span><text:span text:style-name="T1">the end.</text:span></text:p>
      <text:p text:style-name="Standard"><text:span text:style-name="T1">10 Are you going away </text:span><text:span text:style-name="T1">at </text:span><text:span text:style-name="T1">the beginning of August or </text:span><text:span text:style-name="T1">at</text:span><text:span text:style-name="T1"> the end?</text:span></text:p>
      <text:p text:style-name="P4"/>
      <text:p text:style-name="P4"/>
      <text:p text:style-name="P8"><text:tab/><text:tab/><text:tab/>|--------| present progressive</text:p>
      <text:p text:style-name="P10"><text:tab/><text:tab/><text:tab/>| present</text:p>
      <text:p text:style-name="P8">|--------------------------| present perfect</text:p>
      <text:p text:style-name="P8"><text:tab/>|--------| past progressive</text:p>
      <text:p text:style-name="P8"><text:tab/>| past simple</text:p>
      <text:p text:style-name="P8"/>
      <text:p text:style-name="P8"><text:soft-page-break/>Present perfect : have +p.p.</text:p>
      <text:p text:style-name="P8"><text:tab/>Since (=starting point), for (=period), just, already, never, ever, yet</text:p>
      <text:p text:style-name="P8"><text:tab/>Experience, hobbies, habits, task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1-08T16:39:43.593616657</meta:creation-date>
    <dc:date>2021-12-05T22:03:27.98</dc:date>
    <meta:editing-duration>PT3H33M55S</meta:editing-duration>
    <meta:editing-cycles>24</meta:editing-cycles>
    <meta:generator>OpenOffice/4.1.7$Win32 OpenOffice.org_project/417m1$Build-9800</meta:generator>
    <meta:document-statistic meta:table-count="0" meta:image-count="0" meta:object-count="0" meta:page-count="4" meta:paragraph-count="128" meta:word-count="1519" meta:character-count="7431"/>
  </office:meta>
</office:document-meta>
</file>